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paragraph-rsid="000ff0ac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0ff0ac" officeooo:paragraph-rsid="000ff0ac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background-color="#ffff00" style:font-name-asian="Courier" style:font-size-asian="12pt" style:font-name-complex="Courier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paragraph-rsid="001194de" fo:background-color="#ffff00" style:font-name-asian="Courier" style:font-size-asian="12pt" style:font-name-complex="Courier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0ff0ac" officeooo:paragraph-rsid="000ff0ac" fo:background-color="#3faf46" style:font-name-asian="Courier" style:font-size-asian="12pt" style:font-name-complex="Courier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text-underline-style="none" fo:font-weight="bold" style:font-name-asian="Courier" style:font-size-asian="12pt" style:font-weight-asian="bold" style:font-name-complex="Courier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text-underline-style="none" fo:font-weight="normal" style:font-name-asian="Courier" style:font-size-asian="12pt" style:font-weight-asian="normal" style:font-name-complex="Courier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bold" fo:background-color="#ffff00" style:font-name-asian="Courier" style:font-size-asian="12pt" style:font-weight-asian="bold" style:font-name-complex="Courier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6pt" officeooo:rsid="000ff0ac" fo:background-color="#3faf46" style:font-name-asian="Courier" style:font-size-asian="16pt" style:font-name-complex="Courier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6pt" style:font-name-asian="Courier" style:font-size-asian="16pt" style:font-name-complex="Courier" style:font-size-complex="16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6pt" fo:font-weight="bold" officeooo:rsid="001194de" officeooo:paragraph-rsid="001194de" fo:background-color="#ff4000" style:font-name-asian="Courier" style:font-size-asian="16pt" style:font-weight-asian="bold" style:font-name-complex="Courier" style:font-size-complex="16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8pt" style:text-underline-style="solid" style:text-underline-width="auto" style:text-underline-color="font-color" style:font-name-asian="Courier" style:font-size-asian="18pt" style:font-name-complex="Courier" style:font-size-complex="18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8pt" style:text-underline-style="none" fo:font-weight="normal" style:font-name-asian="Courier" style:font-size-asian="18pt" style:font-weight-asian="normal" style:font-name-complex="Courier" style:font-size-complex="18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20pt" style:text-underline-style="solid" style:text-underline-width="auto" style:text-underline-color="font-color" fo:font-weight="bold" officeooo:rsid="000ff0ac" officeooo:paragraph-rsid="000ff0ac" fo:background-color="#ff4000" style:font-name-asian="Courier" style:font-size-asian="20pt" style:font-weight-asian="bold" style:font-name-complex="Courier" style:font-size-complex="20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20pt" fo:font-weight="bold" officeooo:paragraph-rsid="000ff0ac" fo:background-color="#ff4000" style:font-name-asian="Courier" style:font-size-asian="20pt" style:font-weight-asian="bold" style:font-name-complex="Courier" style:font-size-complex="20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20pt" fo:font-weight="bold" officeooo:rsid="001194de" officeooo:paragraph-rsid="001194de" fo:background-color="#ff4000" style:font-name-asian="Courier" style:font-size-asian="20pt" style:font-weight-asian="bold" style:font-name-complex="Courier" style:font-size-complex="20pt" style:font-weight-complex="bold"/>
    </style:style>
    <style:style style:name="P20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Courier" fo:font-size="12pt" fo:background-color="#ffff00" style:font-name-asian="Courier" style:font-size-asian="12pt" style:font-name-complex="Courier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text-underline-style="none" fo:font-weight="normal" officeooo:paragraph-rsid="00157c1d" style:font-name-asian="Courier" style:font-size-asian="12pt" style:font-weight-asian="normal" style:font-name-complex="Courier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text-underline-style="none" fo:font-weight="normal" officeooo:rsid="00157c1d" officeooo:paragraph-rsid="00157c1d" style:font-name-asian="Courier" style:font-size-asian="12pt" style:font-weight-asian="normal" style:font-name-complex="Courier" style:font-size-complex="12pt" style:font-weight-complex="normal"/>
    </style:style>
    <style:style style:name="T1" style:family="text">
      <style:text-properties fo:background-color="#dee6ef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cccccc" loext:char-shading-value="0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13637b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4">1}create a playbook to make file and save it o the other location(not in the present working directory(ansible))</text:p>
      <text:p text:style-name="P6"/>
      <text:p text:style-name="P6"/>
      <text:p text:style-name="P6">[root@localhost ansible]# <text:span text:style-name="T6">cat text.yml</text:span></text:p>
      <text:p text:style-name="P10">---</text:p>
      <text:p text:style-name="P10">- name: </text:p>
      <text:p text:style-name="P10"><text:s/>hosts: all</text:p>
      <text:p text:style-name="P10"><text:s/>tasks:</text:p>
      <text:p text:style-name="P10"><text:s text:c="3"/>- name: creating file with text</text:p>
      <text:p text:style-name="P10"><text:s text:c="5"/>copy:</text:p>
      <text:p text:style-name="P10"><text:s text:c="7"/>dest: /root/Downloads/text1.txt</text:p>
      <text:p text:style-name="P10"><text:s text:c="7"/>content: </text:p>
      <text:p text:style-name="P10"><text:s text:c="9"/>a</text:p>
      <text:p text:style-name="P10"><text:s text:c="9"/>b</text:p>
      <text:p text:style-name="P5"/>
      <text:p text:style-name="P11">[root@localhost ansible]# <text:span text:style-name="T1">vim text.yml</text:span></text:p>
      <text:p text:style-name="P11">[root@localhost ansible]# <text:span text:style-name="T1">ansible-playbook text.yml</text:span></text:p>
      <text:p text:style-name="P1"/>
      <text:p text:style-name="P1">PLAY [all] *********************************************************************</text:p>
      <text:p text:style-name="P1"/>
      <text:p text:style-name="P1">TASK [Gathering Facts] *********************************************************</text:p>
      <text:p text:style-name="P1">ok: [192.168.29.85]</text:p>
      <text:p text:style-name="P1"/>
      <text:p text:style-name="P1">TASK [creating file with text] *************************************************</text:p>
      <text:p text:style-name="P1">changed: [192.168.29.85]</text:p>
      <text:p text:style-name="P1"/>
      <text:p text:style-name="P1">PLAY RECAP *********************************************************************</text:p>
      <text:p text:style-name="P1">192.168.29.85 <text:s text:c="13"/>: ok=2 <text:s text:c="3"/>changed=1 <text:s text:c="3"/>unreachable=0 <text:s text:c="3"/>failed=0 <text:s text:c="3"/>skipped=0 <text:s text:c="3"/>rescued=0 <text:s text:c="3"/>ignored=0 <text:s text:c="2"/></text:p>
      <text:p text:style-name="P3"/>
      <text:p text:style-name="P7">output</text:p>
      <text:p text:style-name="P11">[root@localhost ansible]# <text:span text:style-name="T1">cd ..</text:span></text:p>
      <text:p text:style-name="P11">[root@localhost ~]# <text:span text:style-name="T1">cd </text:span></text:p>
      <text:p text:style-name="P11">[root@localhost ~]# <text:span text:style-name="T1">cd Downloads</text:span></text:p>
      <text:p text:style-name="P11">[root@localhost Downloads]# <text:span text:style-name="T1">ll</text:span></text:p>
      <text:p text:style-name="P1"><text:soft-page-break/>total 4</text:p>
      <text:p text:style-name="P1">-rw-r--r--. 1 root root 3 May 25 23:41 <text:span text:style-name="T2">text1.txt</text:span></text:p>
      <text:p text:style-name="P1">[root@localhost Downloads]# cat text1.txt</text:p>
      <text:p text:style-name="P1">a b</text:p>
      <text:p text:style-name="P1"/>
      <text:p text:style-name="P1"/>
      <text:p text:style-name="P18">-----------------------------------------------------------------</text:p>
      <text:p text:style-name="P19">2} create a playbook, run a command inside playbook ,whose output should be saved in other file. </text:p>
      <text:p text:style-name="P2"/>
      <text:p text:style-name="P11">[root@localhost ansible]# <text:span text:style-name="T3">cat command.yml</text:span></text:p>
      <text:p text:style-name="P10">---</text:p>
      <text:p text:style-name="P10">- name:</text:p>
      <text:p text:style-name="P10"><text:s/>hosts: all</text:p>
      <text:p text:style-name="P10"><text:s/>tasks:</text:p>
      <text:p text:style-name="P10"><text:s text:c="3"/>- name:</text:p>
      <text:p text:style-name="P10"><text:s text:c="5"/>shell: lsblk &gt;&gt;/root/Downloads/command.txt</text:p>
      <text:p text:style-name="P10">... <text:s text:c="5"/></text:p>
      <text:p text:style-name="P1"/>
      <text:p text:style-name="P11">[root@localhost ansible]# <text:span text:style-name="T4">vim command.yml</text:span></text:p>
      <text:p text:style-name="P11">[root@localhost ansible]# <text:span text:style-name="T4">ansible-playbook command.yml --syntax-</text:span>check</text:p>
      <text:p text:style-name="P1"/>
      <text:p text:style-name="P1">playbook: command.yml</text:p>
      <text:p text:style-name="P1">[root@localhost ansible]# ansible-playbook command.yml </text:p>
      <text:p text:style-name="P1"/>
      <text:p text:style-name="P1">PLAY [all] *********************************************************************</text:p>
      <text:p text:style-name="P1"/>
      <text:p text:style-name="P1">TASK [Gathering Facts] *********************************************************</text:p>
      <text:p text:style-name="P1">ok: [192.168.29.85]</text:p>
      <text:p text:style-name="P1"/>
      <text:p text:style-name="P1">TASK [shell] *******************************************************************</text:p>
      <text:p text:style-name="P1">changed: [192.168.29.85]</text:p>
      <text:p text:style-name="P1"/>
      <text:p text:style-name="P1"><text:soft-page-break/>PLAY RECAP *********************************************************************</text:p>
      <text:p text:style-name="P1">192.168.29.85 <text:s text:c="13"/>: ok=2 <text:s text:c="3"/>changed=1 <text:s text:c="3"/>unreachable=0 <text:s text:c="3"/>failed=0 <text:s text:c="3"/>skipped=0 <text:s text:c="3"/>rescued=0 <text:s text:c="3"/>ignored=0 <text:s text:c="2"/></text:p>
      <text:p text:style-name="P12">output</text:p>
      <text:p text:style-name="P13"/>
      <text:p text:style-name="P11">[root@localhost ansible]# cd</text:p>
      <text:p text:style-name="P11">[root@localhost ~]# cd Downloads</text:p>
      <text:p text:style-name="P11">[root@localhost Downloads]# ll</text:p>
      <text:p text:style-name="P1">total 8</text:p>
      <text:p text:style-name="P1">-rw-r--r--. 1 root root 300 May 26 01:24 command.txt</text:p>
      <text:p text:style-name="P1">-rw-r--r--. 1 root root <text:s text:c="2"/>3 May 25 23:41 text1.txt</text:p>
      <text:p text:style-name="P1">[root@localhost Downloads]# cat command.txt</text:p>
      <text:p text:style-name="P1">NAME <text:s text:c="7"/>MAJ:MIN RM <text:s/>SIZE RO TYPE MOUNTPOINT</text:p>
      <text:p text:style-name="P1">sr0 <text:s text:c="9"/>11:0 <text:s text:c="3"/>1 91.7M <text:s/>0 rom <text:s/></text:p>
      <text:p text:style-name="P1">sr1 <text:s text:c="9"/>11:1 <text:s text:c="3"/>1 10.7G <text:s/>0 rom <text:s/></text:p>
      <text:p text:style-name="P1">nvme0n1 <text:s text:c="4"/>259:0 <text:s text:c="3"/>0 <text:s/>100G <text:s/>0 disk </text:p>
      <text:p text:style-name="P4">nvme0n1p1 259:1 <text:s text:c="3"/>0 <text:s/>300M <text:s/>0 part /boot</text:p>
      <text:p text:style-name="P4">nvme0n1p2 259:2 <text:s text:c="3"/>0 <text:s/>4.9G <text:s/>0 part [SWAP]</text:p>
      <text:p text:style-name="P4">nvme0n1p3 259:3 <text:s text:c="3"/>0 94.8G <text:s/>0 part /</text:p>
      <text:p text:style-name="P4"/>
      <text:p text:style-name="P4"/>
      <text:p text:style-name="P4">--------------2222222222222222222333333333333######@@@@@@@@@@@@@$%%%%%%%%%%%%%%^&amp;*********^(%*&amp;%$^##$%#@$$$$$$$$$$$$$$$$$$@#^%&amp;&amp;((((((((((((((((((((((((((((((((((((((_________________</text:p>
      <text:p text:style-name="P4"/>
      <text:p text:style-name="P17">pu<text:span text:style-name="T5">s</text:span>h code to gtihub</text:p>
      <text:p text:style-name="P15"/>
      <text:p text:style-name="P16"/>
      <text:p text:style-name="P8">[root@localhost ~]# ls -a</text:p>
      <text:p text:style-name="P9">. <text:s text:c="15"/>.bash_logout <text:s text:c="2"/>.cshrc <text:s text:c="4"/>.ICEauthority <text:s text:c="3"/>Pictures <text:s/>Templates</text:p>
      <text:p text:style-name="P9">.. <text:s text:c="14"/>.bash_profile <text:s/>Desktop <text:s text:c="3"/>.local <text:s text:c="10"/>.pki <text:s text:c="5"/>Videos</text:p>
      <text:p text:style-name="P9">anaconda-ks.cfg <text:s/>.bashrc <text:s text:c="7"/>Documents <text:s/>.mozilla <text:s text:c="8"/>Public <text:s text:c="3"/>.viminfo</text:p>
      <text:p text:style-name="P9">.ansible <text:s text:c="8"/>.cache <text:s text:c="8"/>Downloads <text:s/>Music <text:s text:c="11"/>.ssh</text:p>
      <text:p text:style-name="P9">ansible <text:s text:c="9"/>.config <text:s text:c="7"/>.esd_auth <text:s/>original-ks.cfg <text:s/>.tcshrc</text:p>
      <text:p text:style-name="P8">[root@localhost ~]# cd .ssh</text:p>
      <text:p text:style-name="P8">[root@localhost .ssh]# ls</text:p>
      <text:p text:style-name="P9"><text:soft-page-break/>authorized_keys <text:s/>id_rsa <text:s/>id_rsa.pub <text:s/>known_hosts</text:p>
      <text:p text:style-name="P9">[root@localhost .ssh]# cat id_rsa.pub </text:p>
      <text:p text:style-name="P21">ssh-rsa AAAAB3NzaC1yc2EAAAADAQABAAABgQCtqOYQdmW/SF4LD9Sdf4OIe1PYHQ8DLeT82LILM4cXaS6hHunwSsh3AW0rxLn9czIr8gyWFXKlWaEFHjKImQmxgHmQQnAWffOaq4Zylvj69FR189ejgtDoIishTeNNsQ+jMiaWGSR6s1W9vsZq6wCVkVBgb57Dyfz39CBzfjuv0beJM7KkVh4fymyqViYDWS9ennrzGJlBYgAgsQJkPdUgMw8QbqnDOpx99xytzPAmukq2wxujRIW52nzLuoA9L/fGjrqxmU5MVqXRgRlITavxkTbuBjpcOzodEksN8FeQBbTtpKNfSceZorZNs0pm2uIZx71TkULGJyl8X74CkXF0hpH1BDQRBBLnLg7fWmW+z+sJHmJ8TQ1lMva5o82EFNnYLbsu6CTvKLp7lIUjVX3uKXpYue86BMIF6woP/V2McOzctfY0m2gtUcgxq1lwDyPj7DJ2PKZ+jv9CfNuk6/gL2rBcvhIbauPQ6hUYZC+ef5jgK7Wwu3iQ1cTtiS9GqEU=</text:p>
      <text:p text:style-name="P21">root@localhost.localdomain</text:p>
      <text:p text:style-name="P22">(copy ssh key and paste in github)</text:p>
      <text:p text:style-name="P9"/>
      <text:p text:style-name="P8">[root@localhost .ssh]# cd</text:p>
      <text:p text:style-name="P9"/>
      <text:p text:style-name="P9">[root@localhost ~]# git init</text:p>
      <text:p text:style-name="P9">hint: Using 'master' as the name for the initial branch. This default branch name</text:p>
      <text:p text:style-name="P9">hint: is subject to change. To configure the initial branch name to use in all</text:p>
      <text:p text:style-name="P9">hint: of your new repositories, which will suppress this warning, call:</text:p>
      <text:p text:style-name="P9">hint: </text:p>
      <text:p text:style-name="P9">hint: <text:tab/>git config --global init.defaultBranch &lt;name&gt;</text:p>
      <text:p text:style-name="P9">hint: </text:p>
      <text:p text:style-name="P9">hint: Names commonly chosen instead of 'master' are 'main', 'trunk' and</text:p>
      <text:p text:style-name="P9">hint: 'development'. The just-created branch can be renamed via this command:</text:p>
      <text:p text:style-name="P9">hint: </text:p>
      <text:p text:style-name="P9">hint: <text:tab/>git branch -m &lt;name&gt;</text:p>
      <text:p text:style-name="P9">Initialized empty Git repository in /root/.git/</text:p>
      <text:p text:style-name="P9"/>
      <text:p text:style-name="P9"><text:span text:style-name="T6">[root@localhost ~]# git clone</text:span> git@github.com:Irfanali015/ansibleplaybook.git</text:p>
      <text:p text:style-name="P9">Cloning into 'ansibleplaybook'...</text:p>
      <text:p text:style-name="P9">The authenticity of host 'github.com (13.234.176.102)' can't be established.</text:p>
      <text:p text:style-name="P9">ECDSA key fingerprint is SHA256:p2QAMXNIC1TJYWeIOttrVc98/R1BUFWu3/LiyKgUfQM.</text:p>
      <text:p text:style-name="P9">Are you sure you want to continue connecting (yes/no/[fingerprint])? yes</text:p>
      <text:p text:style-name="P9"><text:soft-page-break/>Warning: Permanently added 'github.com,13.234.176.102' (ECDSA) to the list of known hosts.</text:p>
      <text:p text:style-name="P9">warning: You appear to have cloned an empty repository.</text:p>
      <text:p text:style-name="P8">[root@localhost ~]# ls</text:p>
      <text:p text:style-name="P9">anaconda-ks.cfg <text:s/>Desktop <text:s text:c="3"/>Music <text:s text:c="11"/>Public</text:p>
      <text:p text:style-name="P9">ansible <text:s text:c="9"/>Documents <text:s/>original-ks.cfg <text:s/>Templates</text:p>
      <text:p text:style-name="P9">ansibleplaybook <text:s/>Downloads <text:s/>Pictures <text:s text:c="8"/>Videos</text:p>
      <text:p text:style-name="P9"/>
      <text:p text:style-name="P8">[root@localhost ~]# cd ansible</text:p>
      <text:p text:style-name="P9"/>
      <text:p text:style-name="P8">[root@localhost ansible]# ll</text:p>
      <text:p text:style-name="P9">total 16</text:p>
      <text:p text:style-name="P9">-rw-r--r--. 1 root root 105 May 26 01:23 command.yml</text:p>
      <text:p text:style-name="P9">-rw-r--r--. 1 root root 106 May 25 08:14 hello.yml</text:p>
      <text:p text:style-name="P9">-rw-r--r--. 1 root root 485 May 25 22:40 httpd.yml</text:p>
      <text:p text:style-name="P9">drwxr-xr-x. 2 root root <text:s text:c="2"/>6 May 25 08:11 roles</text:p>
      <text:p text:style-name="P9">-rw-r--r--. 1 root root 172 May 25 23:41 text.yml</text:p>
      <text:p text:style-name="P9"/>
      <text:p text:style-name="P8">[root@localhost ansible]# pwd</text:p>
      <text:p text:style-name="P9">/root/ansible</text:p>
      <text:p text:style-name="P9"/>
      <text:p text:style-name="P8">[root@localhost ansible]# cd</text:p>
      <text:p text:style-name="P9"/>
      <text:p text:style-name="P8">[root@localhost ~]# cd ansibleplaybook</text:p>
      <text:p text:style-name="P9"/>
      <text:p text:style-name="P8">[root@localhost ansibleplaybook]# pwd</text:p>
      <text:p text:style-name="P9">/root/ansibleplaybook</text:p>
      <text:p text:style-name="P9"/>
      <text:p text:style-name="P8">[root@localhost ansibleplaybook]# cd</text:p>
      <text:p text:style-name="P9"/>
      <text:p text:style-name="P8">[root@localhost ~]# cd ansible</text:p>
      <text:p text:style-name="P9"/>
      <text:p text:style-name="P8">[root@localhost ansible]# ll</text:p>
      <text:p text:style-name="P9">total 16</text:p>
      <text:p text:style-name="P9">-rw-r--r--. 1 root root 105 May 26 01:23 command.yml</text:p>
      <text:p text:style-name="P9">-rw-r--r--. 1 root root 106 May 25 08:14 hello.yml</text:p>
      <text:p text:style-name="P9">-rw-r--r--. 1 root root 485 May 25 22:40 httpd.yml</text:p>
      <text:p text:style-name="P9">drwxr-xr-x. 2 root root <text:s text:c="2"/>6 May 25 08:11 roles</text:p>
      <text:p text:style-name="P9">-rw-r--r--. 1 root root 172 May 25 23:41 text.yml</text:p>
      <text:p text:style-name="P9"/>
      <text:p text:style-name="P8">[root@localhost ansible]# cp command.yml hello.yml httpd.yml text.yml /root/ansibleplaybook</text:p>
      <text:p text:style-name="P9">cp: overwrite '/root/ansibleplaybook/hello.yml'? yes</text:p>
      <text:p text:style-name="P9">cp: overwrite '/root/ansibleplaybook/httpd.yml'? y</text:p>
      <text:p text:style-name="P9">cp: overwrite '/root/ansibleplaybook/text.yml'? yes</text:p>
      <text:p text:style-name="P9"><text:soft-page-break/></text:p>
      <text:p text:style-name="P8">[root@localhost ansible]# cd</text:p>
      <text:p text:style-name="P9"/>
      <text:p text:style-name="P8">[root@localhost ~]# cd ansible</text:p>
      <text:p text:style-name="P9"/>
      <text:p text:style-name="P8">[root@localhost ansible]# cd</text:p>
      <text:p text:style-name="P9"/>
      <text:p text:style-name="P8">[root@localhost ~]# cd ansibleplaybook/</text:p>
      <text:p text:style-name="P9"/>
      <text:p text:style-name="P8">[root@localhost ansibleplaybook]# ll</text:p>
      <text:p text:style-name="P9">total 16</text:p>
      <text:p text:style-name="P9">-rw-r--r--. 1 root root 105 May 26 03:42 command.yml</text:p>
      <text:p text:style-name="P9">-rw-r--r--. 1 root root 106 May 26 03:42 hello.yml</text:p>
      <text:p text:style-name="P9">-rw-r--r--. 1 root root 485 May 26 03:42 httpd.yml</text:p>
      <text:p text:style-name="P9">-rw-r--r--. 1 root root 172 May 26 03:42 text.yml</text:p>
      <text:p text:style-name="P9"/>
      <text:p text:style-name="P8">[root@localhost ansibleplaybook]# git add .</text:p>
      <text:p text:style-name="P9"/>
      <text:p text:style-name="P8">[root@localhost ansibleplaybook]# git status</text:p>
      <text:p text:style-name="P9">On branch master</text:p>
      <text:p text:style-name="P9"/>
      <text:p text:style-name="P9">No commits yet</text:p>
      <text:p text:style-name="P9"/>
      <text:p text:style-name="P9">Changes to be committed:</text:p>
      <text:p text:style-name="P9"><text:s/>(use "git rm --cached &lt;file&gt;..." to unstage)</text:p>
      <text:p text:style-name="P9"><text:tab/>new file: <text:s text:c="2"/>command.yml</text:p>
      <text:p text:style-name="P9"><text:tab/>new file: <text:s text:c="2"/>hello.yml</text:p>
      <text:p text:style-name="P9"><text:tab/>new file: <text:s text:c="2"/>httpd.yml</text:p>
      <text:p text:style-name="P9"><text:tab/>new file: <text:s text:c="2"/>text.yml</text:p>
      <text:p text:style-name="P9"/>
      <text:p text:style-name="P8">[root@localhost ansibleplaybook]# git commit -m "first commit"</text:p>
      <text:p text:style-name="P9">[master (root-commit) 8dba127] first commit</text:p>
      <text:p text:style-name="P9">Committer: root &lt;root@localhost.localdomain&gt;</text:p>
      <text:p text:style-name="P9">Your name and email address were configured automatically based</text:p>
      <text:p text:style-name="P9">on your username and hostname. Please check that they are accurate.</text:p>
      <text:p text:style-name="P9">You can suppress this message by setting them explicitly. Run the</text:p>
      <text:p text:style-name="P9">following command and follow the instructions in your editor to edit</text:p>
      <text:p text:style-name="P9">your configuration file:</text:p>
      <text:p text:style-name="P9"/>
      <text:p text:style-name="P9"><text:s text:c="3"/>git config --global --edit</text:p>
      <text:p text:style-name="P9"/>
      <text:p text:style-name="P9">After doing this, you may fix the identity used for this commit with:</text:p>
      <text:p text:style-name="P9"><text:soft-page-break/></text:p>
      <text:p text:style-name="P9"><text:s text:c="3"/>git commit --amend --reset-author</text:p>
      <text:p text:style-name="P9"/>
      <text:p text:style-name="P9">4 files changed, 46 insertions(+)</text:p>
      <text:p text:style-name="P9">create mode 100644 command.yml</text:p>
      <text:p text:style-name="P9">create mode 100644 hello.yml</text:p>
      <text:p text:style-name="P9">create mode 100644 httpd.yml</text:p>
      <text:p text:style-name="P9">create mode 100644 text.yml</text:p>
      <text:p text:style-name="P9"/>
      <text:p text:style-name="P8">[root@localhost ansibleplaybook]# git branch</text:p>
      <text:p text:style-name="P9">* master</text:p>
      <text:p text:style-name="P8">[root@localhost ansibleplaybook]# git push -u origin master </text:p>
      <text:p text:style-name="P9">Enumerating objects: 6, done.</text:p>
      <text:p text:style-name="P9">Counting objects: 100% (6/6), done.</text:p>
      <text:p text:style-name="P9">Delta compression using up to 2 threads</text:p>
      <text:p text:style-name="P9">Compressing objects: 100% (6/6), done.</text:p>
      <text:p text:style-name="P9">Writing objects: 100% (6/6), 826 bytes | 826.00 KiB/s, done.</text:p>
      <text:p text:style-name="P9">Total 6 (delta 0), reused 0 (delta 0), pack-reused 0</text:p>
      <text:p text:style-name="P9">To github.com:Irfanali015/ansibleplaybook.git</text:p>
      <text:p text:style-name="P9">* [new branch] <text:s text:c="5"/>master -&gt; master</text:p>
      <text:p text:style-name="P9">Branch 'master' set up to track remote branch 'master' from 'origin'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1T12:05:58.153460280</dc:date>
    <meta:editing-duration>PT13M44S</meta:editing-duration>
    <meta:editing-cycles>3</meta:editing-cycles>
    <meta:document-statistic meta:table-count="0" meta:image-count="0" meta:object-count="0" meta:page-count="7" meta:paragraph-count="180" meta:word-count="935" meta:character-count="8093" meta:non-whitespace-character-count="6983"/>
  </office:meta>
</office:document-meta>
</file>